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10pt" fo:language="ru" fo:country="RU" style:font-name-asian="Bookman Old Style" style:font-size-asian="10pt" style:font-name-complex="Bookman Old Style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9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1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4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15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16" style:family="paragraph" style:parent-style-name="Default" style:list-style-name="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7" style:family="paragraph" style:parent-style-name="Default" style:list-style-name="">
      <style:paragraph-properties style:text-autospace="none"/>
    </style:style>
    <style:style style:name="P1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9" style:family="paragraph" style:parent-style-name="Default" style:list-style-name="">
      <style:paragraph-properties fo:text-align="center" style:justify-single-word="false" style:text-autospace="none"/>
    </style:style>
    <style:style style:name="P20" style:family="paragraph" style:parent-style-name="Default" style:list-style-name="">
      <style:paragraph-properties fo:text-align="start" style:justify-single-word="false" style:text-autospace="none"/>
    </style:style>
    <style:style style:name="P21" style:family="paragraph" style:parent-style-name="Default" style:list-style-name="">
      <style:paragraph-properties style:text-autospace="none"/>
      <style:text-properties fo:language="en" fo:country="US"/>
    </style:style>
    <style:style style:name="P22" style:family="paragraph" style:parent-style-name="Default" style:list-style-name="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3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24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25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26" style:family="paragraph" style:parent-style-name="Default" style:list-style-name="">
      <style:paragraph-properties fo:text-align="start" style:justify-single-word="false" style:text-autospace="none" style:writing-mode="lr-tb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28" style:family="paragraph" style:parent-style-name="Default" style:list-style-name="">
      <style:paragraph-properties fo:text-align="start" style:justify-single-word="false" style:text-autospace="none" style:writing-mode="lr-tb"/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3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32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1" fo:font-size="9pt" fo:font-style="italic"/>
    </style:style>
    <style:style style:name="T6" style:family="text">
      <style:text-properties style:font-name="Times New Roman1" fo:font-size="9pt" fo:language="en" fo:country="US" fo:font-style="italic"/>
    </style:style>
    <style:style style:name="T7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8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9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0" style:family="text">
      <style:text-properties fo:color="#000000" style:font-name="Bookman Old Style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11" style:family="text"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fo:color="#000000" style:text-line-through-style="none" style:font-name="Times New Roman2" fo:font-size="11pt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7" style:family="text">
      <style:text-properties fo:color="#000000" style:text-line-through-style="none" style:font-name="Times New Roman2" fo:font-size="11.5pt" style:text-underline-style="none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18" style:family="text">
      <style:text-properties fo:color="#000000" style:text-line-through-style="none" style:font-name="Times New Roman2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2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22" style:family="text">
      <style:text-properties fo:color="#000000" style:font-name="Times New Roman2" fo:font-size="11.5pt" fo:language="en" fo:country="US" style:font-name-asian="Times New Roman2" style:font-size-asian="11.5pt" style:font-name-complex="Times New Roman2" style:font-size-complex="11.5pt"/>
    </style:style>
    <style:style style:name="T23" style:family="text">
      <style:text-properties fo:color="#000000" style:font-name="Times New Roman2" style:font-name-asian="Times New Roman2" style:font-name-complex="Times New Roman2"/>
    </style:style>
    <style:style style:name="T24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25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26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8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9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0" style:family="text">
      <style:text-properties fo:color="#666600"/>
    </style:style>
    <style:style style:name="T31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32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3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4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5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36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7" style:family="text">
      <style:text-properties fo:color="#666600" fo:language="en" fo:country="US"/>
    </style:style>
    <style:style style:name="T38" style:family="text">
      <style:text-properties fo:color="#0047ff"/>
    </style:style>
    <style:style style:name="T39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0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41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42" style:family="text">
      <style:text-properties fo:color="#0047ff" fo:language="en" fo:country="US"/>
    </style:style>
    <style:style style:name="T43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47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48" style:family="text"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32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2"><text:span text:style-name="T6">Tel: 8-961-51-00-392 (Ekaterina)</text:span> </text:p>
          </table:table-cell>
          <table:table-cell table:style-name="TitleTable.A1" office:value-type="string">
            <text:p text:style-name="P2"><text:span text:style-name="T6">E-mail: </text:span><text:a xlink:type="simple" xlink:href="mailto:doka-inspekcia.@yandex.ru"><text:span text:style-name="T44">doka-inspekcia.@yandex.ru</text:span></text:a><text:span text:style-name="T44"> </text:span></text:p>
          </table:table-cell>
        </table:table-row>
        <table:table-row>
          <table:table-cell table:style-name="TitleTable.A1" office:value-type="string">
            <text:p text:style-name="P2"><text:span text:style-name="T5">РФ, 353923, г. Новороссийск, ул. Прямая 6</text:span> </text:p>
          </table:table-cell>
          <table:table-cell table:style-name="TitleTable.A1" office:value-type="string">
            <text:p text:style-name="P3"><text:span text:style-name="T5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><text:s/><text:span text:style-name="T19">Applicants for survey: </text:span></text:p>
            <text:p text:style-name="P20"><text:span text:style-name="T19">Company </text:span><text:span text:style-name="T20">CJSC «Tander» </text:span></text:p>
            <text:p text:style-name="P18"/>
            <text:p text:style-name="P20"><text:s/><text:span text:style-name="T19">Address </text:span></text:p>
            <text:p text:style-name="P20"><text:span text:style-name="T20">CJSC “Tander” </text:span></text:p>
            <text:p text:style-name="P20"><text:span text:style-name="T20">185 Levanevskogo Street </text:span></text:p>
            <text:p text:style-name="P20"><text:span text:style-name="T20">Krasnodar, 350002 </text:span></text:p>
            <text:p text:style-name="P20"><text:span text:style-name="T20">Russia </text:span></text:p>
            <text:p text:style-name="P29"/>
          </table:table-cell>
          <table:table-cell table:style-name="Таблица1.A1" office:value-type="string">
            <text:p text:style-name="P20"><text:s/><text:span text:style-name="T19">Заказчик инспекции: </text:span></text:p>
            <text:p text:style-name="P20"><text:span text:style-name="T19">Компания</text:span><text:span text:style-name="T20"> ЗAO «Тандер» </text:span></text:p>
            <text:p text:style-name="P20"><text:span text:style-name="T20"/></text:p>
            <text:p text:style-name="P20"><text:s/><text:span text:style-name="T19">Адрес </text:span></text:p>
            <text:p text:style-name="P20"><text:span text:style-name="T19">З</text:span><text:span text:style-name="T20">AO «Тандер» </text:span></text:p>
            <text:p text:style-name="P20"><text:span text:style-name="T20">Россия </text:span></text:p>
            <text:p text:style-name="P20"><text:span text:style-name="T20">350002 Краснодар </text:span></text:p>
            <text:p text:style-name="P20"><text:span text:style-name="T20">ул. Леваневского 185 </text:span></text:p>
            <text:p text:style-name="P17"><text:span text:style-name="T20"/></text:p>
          </table:table-cell>
        </table:table-row>
      </table:table>
      <text:p text:style-name="P19"><text:s/><text:span text:style-name="T45">CARGO SURVEY REPORT </text:span></text:p>
      <text:p text:style-name="P22"><text:span text:style-name="T46">№ </text:span><text:span text:style-name="T47">{$Report}</text:span></text:p>
      <text:p text:style-name="P19"><text:span text:style-name="T48">ОТЧЕТ ОБ ИНСПЕКЦИИ ГРУЗА </text:span></text:p>
      <text:p text:style-name="P22"><text:span text:style-name="T46">№ </text:span><text:span text:style-name="T47">{$Report}</text:span></text:p>
      <text:p text:style-name="P22"><text:span text:style-name="T47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7"><text:span text:style-name="T21">Container:</text:span></text:p>
            <text:p text:style-name="P28"><text:span text:style-name="T22">{$number}</text:span></text:p>
            <text:p text:style-name="P16"><text:span text:style-name="T16"/></text:p>
            <text:p text:style-name="P17"><text:span text:style-name="T19">Seal: </text:span><text:span text:style-name="T27">{$seals}</text:span><text:span text:style-name="T20"> </text:span></text:p>
            <text:p text:style-name="P17"><text:span text:style-name="T20"/></text:p>
            <text:p text:style-name="P17"><text:span text:style-name="T19">Description of Goods</text:span><text:span text:style-name="T20">: </text:span><text:span text:style-name="T27">{$cargoes}</text:span><text:span text:style-name="T20"> </text:span></text:p>
            <text:p text:style-name="P17"><text:span text:style-name="T16"/></text:p>
            <text:p text:style-name="P17"><text:span text:style-name="T19">Vessel: </text:span><text:span text:style-name="T11">{$voyage.vessel.name}</text:span><text:span text:style-name="T20"> </text:span></text:p>
            <text:p text:style-name="P17"><text:span text:style-name="T16"/></text:p>
            <text:p text:style-name="P17"><text:span text:style-name="T19">Bill of Lading: </text:span><text:span text:style-name="T27">{$conosaments}</text:span><text:span text:style-name="T20"> </text:span></text:p>
            <text:p text:style-name="P17"><text:span text:style-name="T16"/></text:p>
            <text:p text:style-name="P17"><text:span text:style-name="T19">Port and day of loading: </text:span><text:span text:style-name="T27">{$loadingPort}</text:span><text:span text:style-name="T20"> </text:span></text:p>
            <text:p text:style-name="P17"><text:span text:style-name="T20"/></text:p>
            <text:p text:style-name="P17"><text:span text:style-name="T19">Port and day of unloading: </text:span></text:p>
            <text:p text:style-name="P17"><text:span text:style-name="T18">${dischargingPort}</text:span></text:p>
            <text:p text:style-name="P17"><text:span text:style-name="T20"/></text:p>
            <text:p text:style-name="P17"><text:span text:style-name="T19">Shipper: </text:span></text:p>
            <text:p text:style-name="P17"><text:span text:style-name="T27">{$Consignor}</text:span><text:span text:style-name="T20"> </text:span></text:p>
            <text:p text:style-name="P17"><text:span text:style-name="T19"/></text:p>
            <text:p text:style-name="P17"><text:span text:style-name="T21">Order №: </text:span><text:span text:style-name="T10">{$orders}</text:span><text:span text:style-name="T21"> <text:s/></text:span></text:p>
            <text:p text:style-name="P17"/>
            <text:p text:style-name="P17"><text:span text:style-name="T24">Invoice №:</text:span><text:span text:style-name="T23"> </text:span><text:span text:style-name="T10">{$invoices}</text:span><text:span text:style-name="T21"> <text:s/></text:span></text:p>
            <text:p text:style-name="P17"><text:span text:style-name="T17"/></text:p>
            <text:p text:style-name="P17"><text:span text:style-name="T19">Receiver: </text:span></text:p>
            <text:p text:style-name="P17"><text:span text:style-name="T20">CJSC “Tander” </text:span></text:p>
            <text:p text:style-name="P17"><text:span text:style-name="T20">185 Levanevskogo Street </text:span></text:p>
            <text:p text:style-name="P17"><text:span text:style-name="T20">350002 Krasnodar,</text:span></text:p>
            <text:p text:style-name="P17"><text:span text:style-name="T20">Russia </text:span></text:p>
            <text:p text:style-name="P17"><text:span text:style-name="T16"/></text:p>
            <text:p text:style-name="P17"><text:span text:style-name="T19">Date of inspection request</text:span><text:span text:style-name="T20">: </text:span><text:span text:style-name="T27">${inspectReqDate}</text:span></text:p>
            <text:p text:style-name="P17"><text:span text:style-name="T19">Date of Survey Conducted</text:span><text:span text:style-name="T20">: </text:span><text:span text:style-name="T27">{$inspectionPlace}</text:span><text:span text:style-name="T20"> </text:span></text:p>
            <text:p text:style-name="P17"><text:span text:style-name="T19">Place of survey: </text:span></text:p>
            <text:p text:style-name="P17"><text:soft-page-break/><text:span text:style-name="T27">{$inspectionPlace}</text:span></text:p>
          </table:table-cell>
          <table:table-cell table:style-name="Таблица2.A1" office:value-type="string">
            <text:p text:style-name="P26"><text:span text:style-name="T21">Контейнер:</text:span></text:p>
            <text:p text:style-name="P28"><text:span text:style-name="T22">{$number}</text:span></text:p>
            <text:p text:style-name="P28"><text:span text:style-name="T22"/></text:p>
            <text:p text:style-name="P26"><text:span text:style-name="T19">Пломба: </text:span><text:span text:style-name="T27">{$seals}</text:span></text:p>
            <text:p text:style-name="P26"><text:span text:style-name="T27"/></text:p>
            <text:p text:style-name="P17"><text:span text:style-name="T19">Груз</text:span><text:span text:style-name="T20">: </text:span><text:span text:style-name="T27">{$cargoes}</text:span></text:p>
            <text:p text:style-name="P17"/>
            <text:p text:style-name="P17"><text:span text:style-name="T19">Судно: </text:span><text:span text:style-name="T11">{$voyage.vessel.name}</text:span></text:p>
            <text:p text:style-name="P17"><text:span text:style-name="T11"/></text:p>
            <text:p text:style-name="P17"><text:span text:style-name="T19">Коносамент: </text:span><text:span text:style-name="T27">{$conosaments}</text:span></text:p>
            <text:p text:style-name="P17"><text:span text:style-name="T20"/></text:p>
            <text:p text:style-name="P17"><text:span text:style-name="T19">Порт и дата отгрузки: </text:span><text:span text:style-name="T27">{$loadingPort}</text:span></text:p>
            <text:p text:style-name="P17"><text:span text:style-name="T27"/></text:p>
            <text:p text:style-name="P17"><text:span text:style-name="T19">Порт и дата выгрузки: </text:span></text:p>
            <text:p text:style-name="P21"><text:span text:style-name="T20">${dischargingPort}</text:span></text:p>
            <text:p text:style-name="P17"><text:span text:style-name="T20"/></text:p>
            <text:p text:style-name="P17"><text:span text:style-name="T19">Отправитель:</text:span></text:p>
            <text:p text:style-name="P21"><text:span text:style-name="T20">{$Consignor}</text:span></text:p>
            <text:p text:style-name="P28"><text:span text:style-name="T22"/></text:p>
            <text:p text:style-name="P20"><text:span text:style-name="T21">Заказ №: </text:span><text:span text:style-name="T10">{$orders}</text:span><text:span text:style-name="T21"> </text:span></text:p>
            <text:p text:style-name="P20"><text:span text:style-name="T21"/></text:p>
            <text:p text:style-name="P20"><text:span text:style-name="T21">Инвойс №: </text:span><text:span text:style-name="T10">{$invoices}</text:span><text:span text:style-name="T21"> </text:span></text:p>
            <text:p text:style-name="P20"><text:span text:style-name="T21"/></text:p>
            <text:p text:style-name="P17"><text:span text:style-name="T19">Получатель: </text:span></text:p>
            <text:p text:style-name="P17"><text:span text:style-name="T20">ЗАО «Тандер» </text:span></text:p>
            <text:p text:style-name="P17"><text:span text:style-name="T20">Россия </text:span></text:p>
            <text:p text:style-name="P17"><text:span text:style-name="T20">350002 Краснодар</text:span></text:p>
            <text:p text:style-name="P17"><text:span text:style-name="T20"><text:s/>ул. Леваневского 185 </text:span></text:p>
            <text:p text:style-name="P20"/>
            <text:p text:style-name="P17"><text:span text:style-name="T19">Дата заявки на инспекцию: </text:span><text:span text:style-name="T27">${inspectReqDate}</text:span></text:p>
            <text:p text:style-name="P17"><text:span text:style-name="T19">Дата проведения инспекции: </text:span><text:span text:style-name="T27">${inspectDate}</text:span><text:span text:style-name="T20"> </text:span></text:p>
            <text:p text:style-name="P17"><text:soft-page-break/><text:span text:style-name="T19">Место инспекции: </text:span></text:p>
            <text:p text:style-name="P21"><text:span text:style-name="T20">{$inspectionPlace}</text:span></text:p>
            <text:p text:style-name="P20"><text:span text:style-name="T21"/></text:p>
            <text:p text:style-name="P30"/>
          </table:table-cell>
        </table:table-row>
      </table:table>
      <text:p text:style-name="P22"><text:span text:style-name="T47"/></text:p>
      <text:p text:style-name="P10"/>
      <text:p text:style-name="P10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5"><text:span text:style-name="T30">ОТЧЕТ</text:span> / <text:span text:style-name="T42">REPORT:</text:span></text:p>
          </table:table-cell>
          <table:table-cell table:style-name="HeaderTable.B1" office:value-type="string">
            <text:p text:style-name="P6">{$Report}</text:p>
          </table:table-cell>
        </table:table-row>
        <table:table-row>
          <table:table-cell table:style-name="HeaderTable.A2" office:value-type="string">
            <text:p text:style-name="P5"><text:span text:style-name="T30">КОНТЕЙНЕРЫ / </text:span><text:span text:style-name="T37">CONTAINERS</text:span><text:span text:style-name="T42">:</text:span></text:p>
          </table:table-cell>
          <table:table-cell table:style-name="HeaderTable.B2" office:value-type="string">
            <text:p text:style-name="P6">{$number}</text:p>
          </table:table-cell>
        </table:table-row>
        <table:table-row>
          <table:table-cell table:style-name="HeaderTable.A2" office:value-type="string">
            <text:p text:style-name="P5"><text:span text:style-name="T37">ГРУЗ </text:span><text:span text:style-name="T42">/ CARGO:</text:span></text:p>
          </table:table-cell>
          <table:table-cell table:style-name="HeaderTable.B2" office:value-type="string">
            <text:p text:style-name="P6">{$cargoes}</text:p>
          </table:table-cell>
        </table:table-row>
        <table:table-row>
          <table:table-cell table:style-name="HeaderTable.A2" office:value-type="string">
            <text:p text:style-name="P5"><text:span text:style-name="T30">ЗАКАЗ</text:span> / <text:span text:style-name="T42">ORDER:</text:span></text:p>
          </table:table-cell>
          <table:table-cell table:style-name="HeaderTable.B2" office:value-type="string">
            <text:p text:style-name="P6">{$orders}</text:p>
          </table:table-cell>
        </table:table-row>
        <table:table-row>
          <table:table-cell table:style-name="HeaderTable.A2" office:value-type="string">
            <text:p text:style-name="P5"><text:span text:style-name="T30">КОНОСАМЕНТ</text:span> / <text:span text:style-name="T42">B/L:</text:span></text:p>
          </table:table-cell>
          <table:table-cell table:style-name="HeaderTable.B2" office:value-type="string">
            <text:p text:style-name="P6">{$billOfLadings}</text:p>
          </table:table-cell>
        </table:table-row>
        <table:table-row>
          <table:table-cell table:style-name="HeaderTable.A2" office:value-type="string">
            <text:p text:style-name="P5"><text:span text:style-name="T30">ИНВОЙС</text:span> / <text:span text:style-name="T42">INVOICE:</text:span></text:p>
          </table:table-cell>
          <table:table-cell table:style-name="HeaderTable.B2" office:value-type="string">
            <text:p text:style-name="P6">{$invoices}</text:p>
          </table:table-cell>
        </table:table-row>
        <table:table-row>
          <table:table-cell table:style-name="HeaderTable.A2" office:value-type="string">
            <text:p text:style-name="P5"><text:span text:style-name="T30">СУДНО</text:span> / <text:span text:style-name="T42">VESSEL:</text:span></text:p>
          </table:table-cell>
          <table:table-cell table:style-name="HeaderTable.B2" office:value-type="string">
            <text:p text:style-name="P6">{$voyage.vessel.name}</text:p>
          </table:table-cell>
        </table:table-row>
        <table:table-row>
          <table:table-cell table:style-name="HeaderTable.A2" office:value-type="string">
            <text:p text:style-name="P5"><text:span text:style-name="T30">ОТПРАВИТЕЛЬ</text:span> / <text:span text:style-name="T42">SHIPPER:</text:span></text:p>
          </table:table-cell>
          <table:table-cell table:style-name="HeaderTable.B2" office:value-type="string">
            <text:p text:style-name="P6">{$cargoes.supplier}</text:p>
          </table:table-cell>
        </table:table-row>
        <table:table-row>
          <table:table-cell table:style-name="HeaderTable.A2" office:value-type="string">
            <text:p text:style-name="P5"><text:span text:style-name="T30">ПОЛУЧАТЕЛЬ</text:span> / <text:span text:style-name="T42">CONSIGNEE:</text:span></text:p>
          </table:table-cell>
          <table:table-cell table:style-name="HeaderTable.B2" office:value-type="string">
            <text:p text:style-name="P7"><text:span text:style-name="T30">ЗАО «Тандер»</text:span> / <text:span text:style-name="T38">«</text:span><text:span text:style-name="T42">Tander</text:span><text:span text:style-name="T38">» </text:span><text:span text:style-name="T42">LLC</text:span></text:p>
          </table:table-cell>
        </table:table-row>
        <table:table-row>
          <table:table-cell table:style-name="HeaderTable.A2" office:value-type="string">
            <text:p text:style-name="P5"><text:span text:style-name="T30">ДАТА</text:span> <text:span text:style-name="T30">ИНСПЕКЦИИ</text:span> / <text:span text:style-name="T42">DATE OF INSPECTION:</text:span></text:p>
          </table:table-cell>
          <table:table-cell table:style-name="HeaderTable.B2" office:value-type="string">
            <text:p text:style-name="P6">{$InpectionDate}</text:p>
          </table:table-cell>
        </table:table-row>
        <table:table-row>
          <table:table-cell table:style-name="HeaderTable.A2" office:value-type="string">
            <text:p text:style-name="P5"><text:span text:style-name="T30">МЕСТО</text:span> <text:span text:style-name="T30">ПРОВЕДЕНИЯ</text:span> <text:span text:style-name="T30">ИНСПЕКЦИИ</text:span> /</text:p>
            <text:p text:style-name="P8">PLACE OF INSPECTION:</text:p>
          </table:table-cell>
          <table:table-cell table:style-name="HeaderTable.B11" office:value-type="string">
            <text:p text:style-name="P6">{$InspectionPlace}</text:p>
          </table:table-cell>
        </table:table-row>
      </table:table>
      <text:p text:style-name="P10"/>
      <text:p text:style-name="P10"/>
      <text:p text:style-name="P11"/>
      <text:p text:style-name="P12"><text:span text:style-name="T7"><text:s/></text:span><text:span text:style-name="T31">Наш сюрвейер имел инструкцию</text:span><text:span text:style-name="T9"> / </text:span><text:span text:style-name="T43">We were assigned to:</text:span><text:span text:style-name="T8"> </text:span></text:p>
      <text:p text:style-name="P13"/>
      <text:list xml:id="list30165808" text:style-name="L1">
        <text:list-item>
          <text:p text:style-name="P23"><text:span text:style-name="T32">Произвести осмотр груза</text:span><text:span text:style-name="T12"> / </text:span><text:span text:style-name="T39">Inspect the good;</text:span><text:span text:style-name="T13"> </text:span></text:p>
        </text:list-item>
        <text:list-item>
          <text:p text:style-name="P23"><text:span text:style-name="T32">Провести экспертизу качества груза</text:span><text:span text:style-name="T12"> / </text:span><text:span text:style-name="T39">Quality expertise of the cargo</text:span><text:span text:style-name="T13">; </text:span></text:p>
        </text:list-item>
        <text:list-item>
          <text:p text:style-name="P24"><text:span text:style-name="T32">Установить причины и характер повреждений.</text:span><text:span text:style-name="T12"> / </text:span><text:span text:style-name="T39">Determine the causes and origins of the damage.</text:span><text:span text:style-name="T13"> </text:span></text:p>
        </text:list-item>
      </text:list>
      <text:p text:style-name="P15"/>
      <text:p text:style-name="P14"><text:span text:style-name="T12"><text:s/></text:span><text:span text:style-name="T34">РЕЗУЛЬТАТЫ ИНСПЕКЦИИ</text:span><text:span text:style-name="T14"> / </text:span><text:span text:style-name="T40">SURVEY RESULTS</text:span><text:span text:style-name="T12">:</text:span></text:p>
      <text:list xml:id="list30170561" text:style-name="L2">
        <text:list-item>
          <text:p text:style-name="P25"><text:span text:style-name="T33">Осмотр груза </text:span><text:span text:style-name="T15">/ </text:span><text:span text:style-name="T41">Cargo inspection</text:span></text:p>
        </text:list-item>
      </text:list>
      <text:p text:style-name="P9"><text:span text:style-name="T28"><text:s text:c="2"/></text:span><text:span text:style-name="T35">{</text:span><text:span text:style-name="T36">$CargoInspectionRus</text:span><text:span text:style-name="T35">}</text:span><text:span text:style-name="T28"> / {</text:span><text:span text:style-name="T29">$CargoInspectionEng</text:span><text:span text:style-name="T28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7T11:24:31.37</dc:date>
    <meta:editing-duration>PT9H21M19S</meta:editing-duration>
    <meta:editing-cycles>62</meta:editing-cycles>
    <meta:generator>LibreOffice/3.3$Win32 LibreOffice_project/330m19$Build-301</meta:generator>
    <meta:document-statistic meta:table-count="5" meta:image-count="0" meta:object-count="0" meta:page-count="2" meta:paragraph-count="99" meta:word-count="293" meta:character-count="2218"/>
  </office:meta>
</office:document-meta>
</file>